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327in"/>
    </style:style>
    <style:style style:name="co3" style:family="table-column">
      <style:table-column-properties fo:break-before="auto" style:column-width="0.6228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4035in"/>
    </style:style>
    <style:style style:name="co9" style:family="table-column">
      <style:table-column-properties fo:break-before="auto" style:column-width="0.3173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Energy</text:p>
          </table:table-cell>
          <table:table-cell office:value-type="string">
            <text:p>Diameter</text:p>
          </table:table-cell>
          <table:table-cell office:value-type="string">
            <text:p>Angle</text:p>
          </table:table-cell>
          <table:table-cell office:value-type="string">
            <text:p>Difference</text:p>
          </table:table-cell>
          <table:table-cell office:value-type="string">
            <text:p>Are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8.2">
            <text:p>8.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1.2">
            <text:p>21.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.7">
            <text:p>8.7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5.5">
            <text:p>5.5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35">
            <text:p>-35</text:p>
          </table:table-cell>
          <table:table-cell office:value-type="float" office:value="13.3">
            <text:p>13.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.7">
            <text:p>11.7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.6">
            <text:p>2.6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3">
            <text:p>4.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.7">
            <text:p>8.7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8">
            <text:p>4.8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8.4">
            <text:p>8.4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4.1">
            <text:p>4.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1.4">
            <text:p>11.4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office:value-type="float" office:value="1.5">
            <text:p>1.5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4.7">
            <text:p>4.7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3/06/2022</text:date>, <text:time>16:19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03-06T16:19:37</dc:date>
    <dc:creator>Massimo Borelli</dc:creator>
    <meta:editing-duration>PT18M45S</meta:editing-duration>
    <meta:editing-cycles>2</meta:editing-cycles>
    <meta:document-statistic meta:table-count="1" meta:cell-count="190" meta:object-count="0"/>
  </office:meta>
</office:document-meta>
</file>